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MessageSubscriber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nMessageSubscriber.OnMessage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Subscriber.initConnection( Context ctx , String connfactory , String top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nMessageSubscrib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nMessageSubscriber.setMessageListener( Messag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nMessageSubscriber.initJNDI( boolean useProps , String jndi , String url , boolean useAuth , String user , String pw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nMessageSubscriber.OnMessageSubscriber( boolean useProps , String jndi , String url , String connfactory , String topic , boolean useAuth , String user , String pw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